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style:tab-stops>
          <style:tab-stop style:position="0.3938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Times" fo:font-size="12.0pt"/>
    </style:style>
    <style:style style:name="P2" style:family="paragraph" style:parent-style-name="Standard">
      <style:paragraph-properties fo:text-align="center"/>
      <style:text-properties style:font-name="Times" fo:font-size="12.0pt"/>
    </style:style>
    <style:style style:name="P3" style:family="paragraph" style:parent-style-name="Standard">
      <style:text-properties style:font-name="Times" fo:font-size="12.0pt"/>
    </style:style>
    <style:style style:name="P4" style:family="paragraph" style:parent-style-name="Standard">
      <style:paragraph-properties fo:margin-bottom="0.1965in"/>
      <style:text-properties style:font-name="Times" fo:font-size="12.0pt"/>
    </style:style>
    <style:style style:name="P5" style:family="paragraph" style:parent-style-name="Standard">
      <style:paragraph-properties fo:margin-bottom="0.0972in" fo:line-height="115%"/>
      <style:text-properties style:font-name="Times" fo:font-size="12.0pt"/>
    </style:style>
    <style:style style:name="T1" style:family="text">
      <style:text-properties fo:font-weight="bold" fo:font-weight-asian="bold" fo:font-weight-complex="bold" style:text-underline-style="solid"/>
    </style:style>
    <style:style style:name="T2" style:family="text">
      <style:text-properties fo:font-weight="bold" fo:font-weight-asian="bold" fo:font-weight-complex="bold"/>
    </style:style>
    <style:style style:name="T3" style:family="text">
      <style:text-properties style:text-underline-style="solid"/>
    </style:style>
    <style:style style:name="TableColumn1" style:family="table-column">
      <style:table-column-properties style:column-width="3.4625in" style:rel-column-width="32767*"/>
    </style:style>
  </office:automatic-styles>
  <office:body>
    <office:text>
      <text:p text:style-name="P1"><text:span text:style-name="T1"><text:tab/><text:tab/><text:tab/><text:tab/><text:tab/><text:tab/><text:tab/><text:tab/>Scénario A : Organisation d’un évènement</text:span></text:p>
      <text:p text:style-name="P2"><text:span text:style-name="T2">Réunion 2 : Choix du thème</text:span></text:p>
      <text:p text:style-name="P2"/>
      <text:p text:style-name="P3"><text:span text:style-name="T1">Objectif de la réunion</text:span><text:span text:style-name="T3"> (~une phrase) : </text:span></text:p>
      <text:p text:style-name="P3">Objectif de cette réunion est de déterminer les modalités de l'événement à organiser. Le thème de l'événement ainsi que la date, les invités et prendre des décisions par rapport aux activités qui auront lieu durant cet événement.</text:p>
      <text:p text:style-name="P3"/>
      <text:p text:style-name="P3"><text:span text:style-name="T1">Ordre du jour</text:span><text:span text:style-name="T3"><text:s/>:</text:span></text:p>
      <text:p text:style-name="P3"/>
      <text:p text:style-name="P3">1.Décider de l’épisode à regarder<text:tab/><text:s text:c="9"/></text:p>
      <text:p text:style-name="P3">2.Décider des activités proposées</text:p>
      <text:p text:style-name="P3">3.Décider de qui assistera</text:p>
      <text:p text:style-name="P3"/>
      <text:p text:style-name="P3"/>
      <text:p text:style-name="P3"><text:span text:style-name="T1">Résumé</text:span><text:span text:style-name="T3"><text:s/>(~8-10 phrases)</text:span><text:s/>:</text:p>
      <text:p text:style-name="P3">Il a été décidé de regarder un épisode de Black Mirror et ensuite d'organiser un débat et peut-être aussi un escape game. Plusieurs épisodes de Black Mirror sont suggéré : la Chasse, Sans Junipero, Tais-Toi et Danse. Il y a aussi un débat sur le format et les activités proposés durant la journée. Ce sera un débat à froid, suivi par le visionnage de l’épisode choisi avant de reprendre le débat un seconde fois. Cette fois avec des personnes qualifiés à discuter de ces sujets de sociétés comme des sociologues ou des philosophes.</text:p>
      <text:p text:style-name="P3"><text:span text:style-name="T1">Compte Rendu</text:span><text:span text:style-name="T3"><text:s/></text:span></text:p>
      <text:p text:style-name="P3"/>
      <text:p text:style-name="P4">1. Le thème choisi est Black Mirror. Avec un premier débat à froid avant une visualisation de l’épisode et puis un second temps de débat.</text:p>
      <text:p text:style-name="P4">2. Date approximative : </text:p>
      <text:p text:style-name="P4">3a. Invité(s) : Il a été proposé d’inviter des sociologues, des philosophes et des scientifiques pour animer le débat après la diffusion de l'épisode. Les personnes inscrites à la facultés seront toutes invités à cet évènement, avec des places limités à 40 ou 50 personnes, divisés en groupe de 12 ou 15.</text:p>
      <text:p text:style-name="P4">3b. Résumé des choix discutés et argument pour et contre :</text:p>
      <text:p text:style-name="P4">Il a fallu choisir un épisode de Black Mirror : </text:p>
      <text:p text:style-name="P4">L'épisode “la Chasse” est proposé en premier. C'est un épisode d'horreur ou un individu est suivi et menacé puis tué par d'autres personnes masquées. On apprend ensuite que c'est une méthode de torture et de punition des criminels de cette société. <text:s/>Un second épisode suggéré, “San Junipero”, montre une société où les personnes âgées ou en fin de vie sont plongées dans une réalité virtuelle où elle revivent leurs jeunesse. Un autre épisode qui s'appelle Tais-toi et Danse oblige des individus à faire une série d'actions contre leur grés avec du chantage grâce à des images compromettantes. Grâce à cet épisode, il serait possible d’aborder la théorie de l’engagement. Un dernier épisode est mentionné, dans lequel les individus pédales pour produire de l’électricité et sont forcés à regarder des publicités. Cet épisode permettrait d’aborder la soumission au pouvoir des médias et le matraquage publicitaire.</text:p>
      <text:p text:style-name="P4">Le format de l’évènement a été débattu aussi : </text:p>
      <text:p text:style-name="P4">La première idée est d’organiser un escape game après la visualisation de l’épisode. Il est ensuite proposé <text:s/>que l’évènement débute par une espèce d’experimentation sociale, qui aborderai le sujet de l'épisode avant de diffuser l'épisode et pour ensuite aborder les sujets et en débattre avec des personnes qualifiés. Une autre alternative est de commencer par un débat à froid dans le format de focus group, avant de diffuser l’épisode pour alimenter un second débat.</text:p>
      <text:p text:style-name="P3"/>
      <text:p text:style-name="P3">4. Autres informations sur l’évènement (durée de l’évènement, organisation de la journée…) :</text:p>
      <text:p text:style-name="P3"/>
      <text:p text:style-name="P4"/>
      <text:p text:style-name="P4"/>
      <text:p text:style-name="P4"/>
      <text:p text:style-name="P4"/>
      <text:p text:style-name="P4"/>
      <text:p text:style-name="P4"/>
      <text:p text:style-name="P4"/>
      <text:p text:style-name="P5"/>
      <text:p text:style-name="P5"><text:span text:style-name="T1">Résumé à haute voix</text:span><text:s/>: fait par un participant de la réunion et transcrit avec LinST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022.6</meta:generator>
  </office:meta>
</office:document-meta>
</file>